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officeooo:rsid="00152ffe" officeooo:paragraph-rsid="001bd285"/>
    </style:style>
    <style:style style:name="P4" style:family="paragraph" style:parent-style-name="Text_20_body" style:list-style-name="L2">
      <style:text-properties officeooo:rsid="002af456" officeooo:paragraph-rsid="002af456"/>
    </style:style>
    <style:style style:name="T1" style:family="text">
      <style:text-properties officeooo:rsid="000c1345"/>
    </style:style>
    <style:style style:name="T2" style:family="text">
      <style:text-properties officeooo:rsid="00130671"/>
    </style:style>
    <style:style style:name="T3" style:family="text">
      <style:text-properties officeooo:rsid="0016a7dc"/>
    </style:style>
    <style:style style:name="T4" style:family="text">
      <style:text-properties officeooo:rsid="0017b27f"/>
    </style:style>
    <style:style style:name="T5" style:family="text">
      <style:text-properties officeooo:rsid="001bd285"/>
    </style:style>
    <style:style style:name="T6" style:family="text">
      <style:text-properties officeooo:rsid="001c621d"/>
    </style:style>
    <style:style style:name="T7" style:family="text">
      <style:text-properties officeooo:rsid="001e5992"/>
    </style:style>
    <style:style style:name="T8" style:family="text">
      <style:text-properties officeooo:rsid="00257cbe"/>
    </style:style>
    <style:style style:name="T9" style:family="text">
      <style:text-properties officeooo:rsid="00260d0a"/>
    </style:style>
    <style:style style:name="T10" style:family="text">
      <style:text-properties officeooo:rsid="002b4a79"/>
    </style:style>
    <style:style style:name="T11" style:family="text">
      <style:text-properties officeooo:rsid="002c5808"/>
    </style:style>
    <style:style style:name="T12" style:family="text">
      <style:text-properties officeooo:rsid="002e2a21"/>
    </style:style>
    <style:style style:name="T13" style:family="text">
      <style:text-properties officeooo:rsid="002e7cdf"/>
    </style:style>
    <style:style style:name="T14" style:family="text">
      <style:text-properties officeooo:rsid="00305059"/>
    </style:style>
    <style:style style:name="T15" style:family="text">
      <style:text-properties officeooo:rsid="0030e41b"/>
    </style:style>
    <style:style style:name="T16" style:family="text">
      <style:text-properties officeooo:rsid="0032a1bd"/>
    </style:style>
    <style:style style:name="T17" style:family="text">
      <style:text-properties officeooo:rsid="0037b34c"/>
    </style:style>
    <style:style style:name="T18" style:family="text">
      <style:text-properties officeooo:rsid="003b7c75"/>
    </style:style>
    <style:style style:name="T19" style:family="text">
      <style:text-properties officeooo:rsid="003e39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Peter 2:11-25</text:h>
      <text:h text:style-name="Heading_20_2" text:outline-level="2"><text:bookmark text:name="en-GNT-33432"/>Slaves of God <text:span text:style-name="T1">(11-17)</text:span></text:h>
      <text:list xml:id="list2864663096" text:style-name="L1">
        <text:list-item>
          <text:p text:style-name="P1">I appeal to you, my friends, as strangers and refugees in this world! Do not give in to bodily passions, which are always at war against the soul. <text:bookmark text:name="en-GNT-33433"/>Your conduct among the heathen should be so good that when they accuse you of being evildoers, they will have to recognize your good deeds and so praise God on the Day of his coming.<text:bookmark text:name="en-GNT-33434"/> For the sake of the Lord submit yourselves to every human authority: to the Emperor, who is the supreme authority, <text:bookmark text:name="en-GNT-33435"/>and to the governors, who have been appointed by him to punish the evildoers and to praise those who do good. <text:bookmark text:name="en-GNT-33436"/>For God wants you to silence the ignorant talk of foolish people by the good things you do. <text:bookmark text:name="en-GNT-33437"/>Live as free people; do not, however, use your freedom to cover up any evil, but live as God's slaves. <text:bookmark text:name="en-GNT-33438"/>Respect everyone, love other believers, honor God, and respect the Emperor.</text:p>
        </text:list-item>
        <text:list-item>
          <text:p text:style-name="P3">This message <text:span text:style-name="T6">is</text:span> remin<text:span text:style-name="T6">ding</text:span> us that the world is our temporary home and then <text:span text:style-name="T4">goes to</text:span> show us how we should conduct our lives he<text:span text:style-name="T7">re</text:span> on <text:span text:style-name="T3">earth. </text:span><text:span text:style-name="T5">We should respect authority, we should do good to all at all times </text:span><text:span text:style-name="T8">as this will silence the evil doers and make them praise God when he comes</text:span><text:span text:style-name="T5">, we should not give in to bodily passion as they are against our soul, we </text:span><text:span text:style-name="T9">should</text:span><text:span text:style-name="T5"> praise those who do good, we should live as free people and never abuse that freedom, we should live as God’s slaves, w</text:span><text:span text:style-name="T2">e should respect everyone, lover other believers, </text:span><text:span text:style-name="T5">and</text:span><text:span text:style-name="T2"> honour God.</text:span></text:p>
        </text:list-item>
      </text:list>
      <text:h text:style-name="Heading_20_2" text:outline-level="2"><text:bookmark text:name="en-GNT-33439"/>The Example of Christ's Suffering <text:span text:style-name="T1">(18-25)</text:span></text:h>
      <text:list xml:id="list124083688" text:style-name="L2">
        <text:list-item>
          <text:p text:style-name="P2">You servants must submit yourselves to your masters and show them complete respect, not only to those who are kind and considerate, but also to those who are harsh. <text:bookmark text:name="en-GNT-33440"/>God will bless you for this, if you endure the pain of undeserved suffering because you are conscious of his will. <text:bookmark text:name="en-GNT-33441"/>For what credit is there if you endure the beatings you deserve for having done wrong? But if you endure suffering even when you have done right, God will bless you for it. <text:bookmark text:name="en-GNT-33442"/>It was to this that God called you, for Christ himself suffered for you and left you an example, so that you would follow in his steps. <text:bookmark text:name="en-GNT-33443"/>He committed no sin, and no one ever heard a lie come from his lips. <text:bookmark text:name="en-GNT-33444"/>When he was insulted, he did not answer back with an insult; when he suffered, he did not threaten, but placed his hopes in God, the righteous Judge. <text:bookmark text:name="en-GNT-33445"/>Christ himself carried our sins in his body to the cross, so that we might die to sin and live for righteousness. It is by his wounds that you have been healed. <text:bookmark text:name="en-GNT-33446"/>You were like sheep that had lost their way, but now you have been brought back to follow the Shepherd and Keeper of your souls.</text:p>
        </text:list-item>
        <text:list-item>
          <text:p text:style-name="P4"><text:span text:style-name="T13">Jesus </text:span>Christ suffered for the sins he did not commit, in these sufferings he kept his hope in the Lord and never took matters into his own hand<text:span text:style-name="T14">s</text:span> (he never retaliated and cursed). <text:span text:style-name="T10">Besides the mission of </text:span><text:span text:style-name="T15">bringing salvation</text:span><text:span text:style-name="T10">, Christ</text:span><text:span text:style-name="T16">s’</text:span><text:span text:style-name="T10"> actions should serve as an example for us. When we face undeserved suffering from authourity </text:span><text:span text:style-name="T17">and/or </text:span><text:span text:style-name="T10">others, we should act as Christ did i.e. not retaliating </text:span><text:span text:style-name="T18">but place our hope in God</text:span><text:span text:style-name="T10">. </text:span><text:span text:style-name="T11">God is watching and he will bless us for this just as Christ was rewarded for his suffering. </text:span><text:span text:style-name="T12">Let’s not seek revenge but rather let’s seek to </text:span><text:soft-page-break/><text:span text:style-name="T12">follow the example set by Christ. It’s hard but it’s rewarding, we should always remind ourselves this example </text:span><text:span text:style-name="T19">set by</text:span><text:span text:style-name="T12"> Christ when we face undeserved suffering.</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8T10:39:21.315244435</meta:creation-date>
    <dc:date>2022-04-28T11:12:23.471367312</dc:date>
    <meta:editing-duration>PT32M47S</meta:editing-duration>
    <meta:editing-cycles>31</meta:editing-cycles>
    <meta:generator>LibreOffice/6.4.7.2$Linux_X86_64 LibreOffice_project/40$Build-2</meta:generator>
    <meta:document-statistic meta:table-count="0" meta:image-count="0" meta:object-count="0" meta:page-count="2" meta:paragraph-count="7" meta:word-count="608" meta:character-count="3263" meta:non-whitespace-character-count="2666"/>
  </office:meta>
</office:document-meta>
</file>